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ira Sans" svg:font-family="Fira Sans" style:font-family-generic="system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p2" style:master-page-name="MP0" style:family="paragraph">
      <style:paragraph-properties fo:break-before="page"/>
      <style:text-properties style:font-name="Fira Sans" fo:font-weight="normal" style:font-weight-asian="normal" fo:color="#212529"/>
    </style:style>
    <style:style style:name="T2" style:parent-style-name="Standaardalinea-lettertype" style:family="text">
      <style:text-properties style:font-name="Fira Sans" fo:color="#212529" fo:font-size="11pt" style:font-size-asian="11pt"/>
    </style:style>
    <style:style style:name="T3" style:parent-style-name="StrongEmphasis" style:family="text">
      <style:text-properties style:font-name="Fira Sans" fo:color="#212529" fo:font-size="11pt" style:font-size-asian="11pt"/>
    </style:style>
    <style:style style:name="T4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5" style:parent-style-name="StrongEmphasis" style:family="text">
      <style:text-properties style:font-name="Fira Sans" fo:color="#212529" fo:font-size="11pt" style:font-size-asian="11pt" fo:language="en" fo:country="US"/>
    </style:style>
    <style:style style:name="T6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7" style:parent-style-name="StrongEmphasis" style:family="text">
      <style:text-properties style:font-name="Fira Sans" fo:color="#212529" fo:font-size="11pt" style:font-size-asian="11pt" fo:language="en" fo:country="US"/>
    </style:style>
    <style:style style:name="T8" style:parent-style-name="Standaardalinea-lettertype" style:family="text">
      <style:text-properties style:font-name="Fira Sans" fo:color="#212529" fo:font-size="11pt" style:font-size-asian="11pt"/>
    </style:style>
    <style:style style:name="T9" style:parent-style-name="StrongEmphasis" style:family="text">
      <style:text-properties style:font-name="Fira Sans" fo:color="#212529" fo:font-size="11pt" style:font-size-asian="11pt"/>
    </style:style>
    <style:style style:name="T10" style:parent-style-name="StrongEmphasis" style:family="text">
      <style:text-properties style:font-name="Fira Sans" fo:color="#212529" fo:font-size="11pt" style:font-size-asian="11pt"/>
    </style:style>
    <style:style style:name="T11" style:parent-style-name="StrongEmphasis" style:family="text">
      <style:text-properties style:font-name="Fira Sans" fo:color="#212529" fo:font-size="11pt" style:font-size-asian="11pt"/>
    </style:style>
    <style:style style:name="T12" style:parent-style-name="StrongEmphasis" style:family="text">
      <style:text-properties style:font-name="Fira Sans" fo:color="#212529" fo:font-size="11pt" style:font-size-asian="11pt"/>
    </style:style>
    <style:style style:name="T13" style:parent-style-name="StrongEmphasis" style:family="text">
      <style:text-properties style:font-name="Fira Sans" fo:color="#212529" fo:font-size="11pt" style:font-size-asian="11pt"/>
    </style:style>
    <style:style style:name="T14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15" style:parent-style-name="StrongEmphasis" style:family="text">
      <style:text-properties style:font-name="Fira Sans" fo:color="#212529" fo:font-size="11pt" style:font-size-asian="11pt" fo:language="en" fo:country="US"/>
    </style:style>
    <style:style style:name="T16" style:parent-style-name="StrongEmphasis" style:family="text">
      <style:text-properties style:font-name="Fira Sans" fo:color="#212529" fo:font-size="11pt" style:font-size-asian="11pt" fo:language="en" fo:country="US"/>
    </style:style>
    <style:style style:name="T17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18" style:parent-style-name="StrongEmphasis" style:family="text">
      <style:text-properties style:font-name="Fira Sans" fo:color="#212529" fo:font-size="11pt" style:font-size-asian="11pt" fo:language="en" fo:country="US"/>
    </style:style>
    <style:style style:name="P19" style:parent-style-name="Textbody" style:family="paragraph">
      <style:text-properties style:font-name="Fira Sans" fo:color="#212529" fo:font-size="11pt" style:font-size-asian="11pt" fo:language="en" fo:country="US"/>
    </style:style>
    <style:style style:name="T20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1" style:parent-style-name="StrongEmphasis" style:family="text">
      <style:text-properties style:font-name="Fira Sans" fo:color="#212529" fo:font-size="11pt" style:font-size-asian="11pt" fo:language="en" fo:country="US"/>
    </style:style>
    <style:style style:name="T22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3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4" style:parent-style-name="StrongEmphasis" style:family="text">
      <style:text-properties style:font-name="Fira Sans" fo:color="#212529" fo:font-size="11pt" style:font-size-asian="11pt" fo:language="en" fo:country="US"/>
    </style:style>
    <style:style style:name="T25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6" style:parent-style-name="StrongEmphasis" style:family="text">
      <style:text-properties style:font-name="Fira Sans" fo:color="#212529" fo:font-size="11pt" style:font-size-asian="11pt" fo:language="en" fo:country="US"/>
    </style:style>
    <style:style style:name="T27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8" style:parent-style-name="StrongEmphasis" style:family="text">
      <style:text-properties style:font-name="Fira Sans" fo:color="#212529" fo:font-size="11pt" style:font-size-asian="11pt" fo:language="en" fo:country="US"/>
    </style:style>
    <style:style style:name="T29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30" style:parent-style-name="StrongEmphasis" style:family="text">
      <style:text-properties style:font-name="Fira Sans" fo:color="#212529" fo:font-size="11pt" style:font-size-asian="11pt" fo:language="en" fo:country="US"/>
    </style:style>
    <style:style style:name="T31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32" style:parent-style-name="StrongEmphasis" style:family="text">
      <style:text-properties style:font-name="Fira Sans" fo:color="#212529" fo:font-size="11pt" style:font-size-asian="11pt" fo:language="en" fo:country="US"/>
    </style:style>
    <style:style style:name="T33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34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35" style:parent-style-name="StrongEmphasis" style:family="text">
      <style:text-properties style:font-name="Fira Sans" fo:color="#212529" fo:font-size="11pt" style:font-size-asian="11pt" fo:language="en" fo:country="US"/>
    </style:style>
    <style:style style:name="P36" style:parent-style-name="Textbody" style:family="paragraph">
      <style:text-properties style:font-name="Fira Sans" fo:color="#212529" fo:font-size="11pt" style:font-size-asian="11pt"/>
    </style:style>
    <style:style style:name="P37" style:parent-style-name="Textbody" style:family="paragraph">
      <style:text-properties style:font-name="Fira Sans" fo:color="#212529" fo:font-size="11pt" style:font-size-asian="11pt"/>
    </style:style>
    <style:style style:name="P38" style:parent-style-name="Textbody" style:family="paragraph">
      <style:text-properties style:font-name="Fira Sans" fo:color="#212529" fo:font-size="11pt" style:font-size-asian="11pt"/>
    </style:style>
    <style:style style:name="P39" style:parent-style-name="Textbody" style:family="paragraph">
      <style:text-properties style:font-name="Fira Sans" fo:color="#212529" fo:font-size="11pt" style:font-size-asian="11pt" fo:language="en" fo:country="US"/>
    </style:style>
    <style:style style:name="P40" style:parent-style-name="Textbody" style:family="paragraph">
      <style:text-properties style:font-name="Fira Sans" fo:color="#212529" fo:font-size="11pt" style:font-size-asian="11pt" fo:language="en" fo:country="US"/>
    </style:style>
    <style:style style:name="P41" style:parent-style-name="Textbody" style:family="paragraph">
      <style:text-properties style:font-name="Fira Sans" fo:color="#212529" fo:font-size="11pt" style:font-size-asian="11pt" fo:language="en" fo:country="US"/>
    </style:style>
    <style:style style:name="P42" style:parent-style-name="Textbody" style:family="paragraph">
      <style:text-properties style:font-name="Fira Sans" fo:color="#212529" fo:font-size="11pt" style:font-size-asian="11pt" fo:language="en" fo:country="US"/>
    </style:style>
    <style:style style:name="P43" style:parent-style-name="Textbody" style:family="paragraph">
      <style:text-properties style:font-name="Helvetica" fo:language="en" fo:country="US"/>
    </style:style>
    <style:style style:name="P44" style:parent-style-name="Textbody" style:family="paragraph">
      <style:text-properties style:font-name="Helvetica" fo:language="en" fo:country="US"/>
    </style:style>
    <style:style style:name="P45" style:parent-style-name="Textbody" style:family="paragraph">
      <style:text-properties style:font-name="Helvetica"/>
    </style:style>
    <style:style style:name="P46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47" style:parent-style-name="Standaardalinea-lettertype" style:family="text">
      <style:text-properties style:font-name="Courier New" style:font-name-asian="Times New Roman" style:font-name-complex="Courier New" fo:color="#676F7D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48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49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1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2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4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7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8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0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2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4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6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69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70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2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3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5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7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8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80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81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3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4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6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8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91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92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4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6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8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0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03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04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6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8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0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2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3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4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5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18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119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20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2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24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2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6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8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0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4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37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3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0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2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44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4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7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8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9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0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51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5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4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6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8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3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67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 fo:hyphenate="true"/>
    </style:style>
    <style:style style:name="P168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 fo:hyphenate="true"/>
    </style:style>
    <style:style style:name="P169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70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2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4" style:parent-style-name="Standaardalinea-lettertype" style:family="text">
      <style:text-properties style:font-name="Courier New" style:font-name-asian="Times New Roman" style:font-name-complex="Courier New" fo:font-style="italic" style:font-style-asian="italic" style:font-style-complex="italic" fo:color="#D19A66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76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7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8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80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8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8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83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8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8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8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8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88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8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0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2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94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195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9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99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0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1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2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04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05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06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07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9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1" style:parent-style-name="Standaardalinea-lettertype" style:family="text">
      <style:text-properties style:font-name="Courier New" style:font-name-asian="Times New Roman" style:font-name-complex="Courier New" fo:font-style="italic" style:font-style-asian="italic" style:font-style-complex="italic" fo:color="#D19A66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13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1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5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7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8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20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2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22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2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2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25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26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27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28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2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0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32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3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4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6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41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4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3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4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5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8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53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54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55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56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9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6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61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62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63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6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6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66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6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68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69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7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7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style:language-asian="nl" style:country-asian="BE" style:language-complex="ar" style:country-complex="SA"/>
    </style:style>
    <style:style style:name="P272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7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style:language-asian="nl" style:country-asian="BE" style:language-complex="ar" style:country-complex="SA"/>
    </style:style>
    <style:style style:name="T27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style:language-asian="nl" style:country-asian="BE" style:language-complex="ar" style:country-complex="SA"/>
    </style:style>
    <style:style style:name="P275" style:parent-style-name="Textbody" style:family="paragraph">
      <style:text-properties style:font-name="Fira Sans" fo:font-size="11pt" style:font-size-asian="11pt"/>
    </style:style>
  </office:automatic-styles>
  <office:body>
    <office:text text:use-soft-page-breaks="true">
      <text:h text:style-name="P1" text:outline-level="2">Mappen en bestanden aanmaken in Terminal</text:h>
      <text:p text:style-name="Textbody"><text:span text:style-name="T2">dominique@Dominiques-16-MacBook-Pro ~ % </text:span><text:span text:style-name="T3">cd Desktop</text:span></text:p>
      <text:p text:style-name="Textbody"><text:span text:style-name="T4">dominique@Dominiques-16-MacBook-Pro Desktop % </text:span><text:span text:style-name="T5">mkdir pro-sass</text:span></text:p>
      <text:p text:style-name="Textbody"><text:span text:style-name="T6">dominique@Dominiques-16-MacBook-Pro Desktop % </text:span><text:span text:style-name="T7">cd pro-sass</text:span></text:p>
      <text:p text:style-name="Textbody"><text:span text:style-name="T8">dominique@Dominiques-16-MacBook-Pro pro-sass % </text:span><text:span text:style-name="T9">mkdir src</text:span><text:span text:style-name="T10"><text:s/>(maa</text:span><text:span text:style-name="T11">k</text:span><text:span text:style-name="T12"><text:s/>keen nieuwe</text:span><text:span text:style-name="T13"><text:s/>folder aan)</text:span></text:p>
      <text:p text:style-name="Textbody"><text:span text:style-name="T14">dominique@Dominiques-16-MacBook-Pro pro-sass % </text:span><text:span text:style-name="T15">touch index.html</text:span><text:span text:style-name="T16"><text:s/>(maa keen index pagina aan in je folder)</text:span></text:p>
      <text:p text:style-name="Textbody"><text:span text:style-name="T17">dominique@Dominiques-16-MacBook-Pro pro-sass % </text:span><text:span text:style-name="T18">ls</text:span></text:p>
      <text:p text:style-name="P19">index.html src</text:p>
      <text:p text:style-name="Textbody"><text:span text:style-name="T20">dominique@Dominiques-16-MacBook-Pro pro-sass % </text:span><text:span text:style-name="T21">cd src</text:span></text:p>
      <text:p text:style-name="Textbody"><text:span text:style-name="T22">dominique@Domini</text:span><text:span text:style-name="T23">ques-16-MacBook-Pro src % </text:span><text:span text:style-name="T24">mkdir scss</text:span></text:p>
      <text:p text:style-name="Textbody"><text:span text:style-name="T25">dominique@Dominiques-16-MacBook-Pro src % </text:span><text:span text:style-name="T26">cd scss</text:span></text:p>
      <text:p text:style-name="Textbody"><text:span text:style-name="T27">dominique@Dominiques-16-MacBook-Pro scss % </text:span><text:span text:style-name="T28">touch main.scss</text:span></text:p>
      <text:p text:style-name="Textbody"><text:span text:style-name="T29">dominique@Dominiques-16-MacBook-Pro scss % </text:span><text:span text:style-name="T30">cd ..</text:span></text:p>
      <text:p text:style-name="Textbody"><text:span text:style-name="T31">dominique@Dominiques-16-MacBook-Pro src % </text:span><text:span text:style-name="T32">cd ..</text:span></text:p>
      <text:p text:style-name="Textbody"><text:span text:style-name="T33">dominique@Dom</text:span><text:span text:style-name="T34">iniques-16-MacBook-Pro pro-sass % </text:span><text:span text:style-name="T35">pwd</text:span></text:p>
      <text:p text:style-name="P36">/Users/dominique/Desktop/pro-sass</text:p>
      <text:p text:style-name="P37"/>
      <text:p text:style-name="P38">Foutmelding dat ik niet administrator ben:</text:p>
      <text:p text:style-name="P39">Set-ExecutionPolicy -ExecutionPolicy RemoteSigned -Scope CurrentUser</text:p>
      <text:p text:style-name="P40"/>
      <text:p text:style-name="P41"/>
      <text:p text:style-name="P42">Installeren van verschillende plugins:</text:p>
      <text:p text:style-name="P43">npm i gulp-sass gulp-postcss cssnano browser-sync -D</text:p>
      <text:p text:style-name="P44"/>
      <text:p text:style-name="P45">in de gulp.js zet je hetvolgend:</text:p>
      <text:p text:style-name="P46"><text:span text:style-name="T47">//watchen, compileren, syncen</text:span></text:p>
      <text:p text:style-name="P48"><text:span text:style-name="T49">const</text:span><text:span text:style-name="T50">{</text:span><text:span text:style-name="T51">src</text:span><text:span text:style-name="T52">,</text:span><text:span text:style-name="T53"> </text:span><text:span text:style-name="T54">dest</text:span><text:span text:style-name="T55">,</text:span><text:span text:style-name="T56"> </text:span><text:span text:style-name="T57">watch</text:span><text:span text:style-name="T58">,</text:span><text:span text:style-name="T59"> </text:span><text:span text:style-name="T60">series</text:span><text:span text:style-name="T61">}</text:span><text:span text:style-name="T62">=</text:span><text:span text:style-name="T63"> </text:span><text:span text:style-name="T64">require</text:span><text:span text:style-name="T65">(</text:span><text:span text:style-name="T66">"gulp"</text:span><text:span text:style-name="T67">)</text:span><text:span text:style-name="T68">;</text:span></text:p>
      <text:p text:style-name="P69"><text:span text:style-name="T70">const</text:span><text:span text:style-name="T71"> </text:span><text:span text:style-name="T72">sass</text:span><text:span text:style-name="T73">=</text:span><text:span text:style-name="T74"> </text:span><text:span text:style-name="T75">require</text:span><text:span text:style-name="T76">(</text:span><text:span text:style-name="T77">'gulp-sass'</text:span><text:span text:style-name="T78">)</text:span><text:span text:style-name="T79">;</text:span></text:p>
      <text:p text:style-name="P80"><text:span text:style-name="T81">const</text:span><text:span text:style-name="T82"> </text:span><text:span text:style-name="T83">postcss</text:span><text:span text:style-name="T84">=</text:span><text:span text:style-name="T85"> </text:span><text:span text:style-name="T86">require</text:span><text:span text:style-name="T87">(</text:span><text:span text:style-name="T88">'gulp-postcss'</text:span><text:span text:style-name="T89">)</text:span><text:span text:style-name="T90">;</text:span></text:p>
      <text:p text:style-name="P91"><text:span text:style-name="T92">const</text:span><text:span text:style-name="T93"> </text:span><text:span text:style-name="T94">cssnano</text:span><text:span text:style-name="T95"> </text:span><text:span text:style-name="T96">=</text:span><text:span text:style-name="T97"> </text:span><text:span text:style-name="T98">require</text:span><text:span text:style-name="T99">(</text:span><text:span text:style-name="T100">"cssnano"</text:span><text:span text:style-name="T101">)</text:span><text:span text:style-name="T102">;</text:span></text:p>
      <text:p text:style-name="P103"><text:span text:style-name="T104">const</text:span><text:span text:style-name="T105"> </text:span><text:span text:style-name="T106">browsersync</text:span><text:span text:style-name="T107"> </text:span><text:span text:style-name="T108">=</text:span><text:span text:style-name="T109"> </text:span><text:span text:style-name="T110">require</text:span><text:span text:style-name="T111"> </text:span><text:span text:style-name="T112">(</text:span><text:span text:style-name="T113">'browser-sync'</text:span><text:span text:style-name="T114">).</text:span><text:span text:style-name="T115">create</text:span><text:span text:style-name="T116">()</text:span><text:span text:style-name="T117">;</text:span></text:p>
      <text:p text:style-name="P118"/>
      <text:p text:style-name="P119"><text:span text:style-name="T120">function</text:span><text:span text:style-name="T121"> </text:span><text:span text:style-name="T122">scss</text:span><text:span text:style-name="T123">(){</text:span></text:p>
      <text:p text:style-name="P124"><text:span text:style-name="T125">    </text:span><text:span text:style-name="T126">return</text:span><text:span text:style-name="T127"> </text:span><text:span text:style-name="T128">src</text:span><text:span text:style-name="T129">(</text:span><text:span text:style-name="T130">'src/scss/main.scss'</text:span><text:span text:style-name="T131">,</text:span><text:span text:style-name="T132"> {sourcemaps</text:span><text:span text:style-name="T133">:</text:span><text:span text:style-name="T134">true</text:span><text:span text:style-name="T135">}</text:span><text:span text:style-name="T136">)</text:span></text:p>
      <text:soft-page-break/>
      <text:p text:style-name="P137"><text:span text:style-name="T138">    </text:span><text:span text:style-name="T139">.</text:span><text:span text:style-name="T140">pipe</text:span><text:span text:style-name="T141">(</text:span><text:span text:style-name="T142">sass</text:span><text:span text:style-name="T143">())</text:span></text:p>
      <text:p text:style-name="P144"><text:span text:style-name="T145">    </text:span><text:span text:style-name="T146">.</text:span><text:span text:style-name="T147">pipe</text:span><text:span text:style-name="T148">(postcss[</text:span><text:span text:style-name="T149">cssnano</text:span><text:span text:style-name="T150">()])</text:span></text:p>
      <text:p text:style-name="P151"><text:span text:style-name="T152">    </text:span><text:span text:style-name="T153">.</text:span><text:span text:style-name="T154">pipe</text:span><text:span text:style-name="T155">(</text:span><text:span text:style-name="T156">dest</text:span><text:span text:style-name="T157">(</text:span><text:span text:style-name="T158">'dist/css'</text:span><text:span text:style-name="T159">,</text:span><text:span text:style-name="T160"> {sourcemap</text:span><text:span text:style-name="T161">:</text:span><text:span text:style-name="T162"> </text:span><text:span text:style-name="T163">'.'</text:span><text:span text:style-name="T164">}</text:span><text:span text:style-name="T165">))</text:span><text:span text:style-name="T166">;</text:span></text:p>
      <text:p text:style-name="P167">}</text:p>
      <text:p text:style-name="P168"/>
      <text:p text:style-name="P169"><text:span text:style-name="T170">function</text:span><text:span text:style-name="T171"> </text:span><text:span text:style-name="T172">sync</text:span><text:span text:style-name="T173">(</text:span><text:span text:style-name="T174">cb</text:span><text:span text:style-name="T175">){</text:span></text:p>
      <text:p text:style-name="P176"><text:span text:style-name="T177">    </text:span><text:span text:style-name="T178">browsersync</text:span><text:span text:style-name="T179">.</text:span><text:span text:style-name="T180">init</text:span><text:span text:style-name="T181">(</text:span><text:span text:style-name="T182">{</text:span></text:p>
      <text:p text:style-name="P183"><text:span text:style-name="T184">        </text:span><text:span text:style-name="T185">server</text:span><text:span text:style-name="T186">:</text:span><text:span text:style-name="T187">{</text:span></text:p>
      <text:p text:style-name="P188"><text:span text:style-name="T189">            baseDir</text:span><text:span text:style-name="T190">:</text:span><text:span text:style-name="T191"> </text:span><text:span text:style-name="T192">'.'</text:span><text:span text:style-name="T193">,</text:span></text:p>
      <text:p text:style-name="P194">        }</text:p>
      <text:p text:style-name="P195"><text:span text:style-name="T196">    }</text:span><text:span text:style-name="T197">)</text:span><text:span text:style-name="T198">;</text:span></text:p>
      <text:p text:style-name="P199"><text:span text:style-name="T200">    </text:span><text:span text:style-name="T201">cb</text:span><text:span text:style-name="T202">()</text:span><text:span text:style-name="T203">;</text:span></text:p>
      <text:p text:style-name="P204">}</text:p>
      <text:p text:style-name="P205"/>
      <text:p text:style-name="P206"><text:span text:style-name="T207">function</text:span><text:span text:style-name="T208"> </text:span><text:span text:style-name="T209">syncReload</text:span><text:span text:style-name="T210">(</text:span><text:span text:style-name="T211">cb</text:span><text:span text:style-name="T212">){</text:span></text:p>
      <text:p text:style-name="P213"><text:span text:style-name="T214">    </text:span><text:span text:style-name="T215">browsersync</text:span><text:span text:style-name="T216">.</text:span><text:span text:style-name="T217">reload</text:span><text:span text:style-name="T218">()</text:span><text:span text:style-name="T219">;</text:span></text:p>
      <text:p text:style-name="P220"><text:span text:style-name="T221">    </text:span><text:span text:style-name="T222">cb</text:span><text:span text:style-name="T223">()</text:span><text:span text:style-name="T224">;</text:span></text:p>
      <text:p text:style-name="P225">}</text:p>
      <text:p text:style-name="P226"/>
      <text:p text:style-name="P227"><text:span text:style-name="T228">function</text:span><text:span text:style-name="T229"> </text:span><text:span text:style-name="T230">watch</text:span><text:span text:style-name="T231">(){</text:span></text:p>
      <text:p text:style-name="P232"><text:span text:style-name="T233">    </text:span><text:span text:style-name="T234">watch</text:span><text:span text:style-name="T235">(</text:span><text:span text:style-name="T236">'*.html'</text:span><text:span text:style-name="T237">,</text:span><text:span text:style-name="T238"> </text:span><text:span text:style-name="T239">syncReload)</text:span><text:span text:style-name="T240">;</text:span></text:p>
      <text:p text:style-name="P241"><text:span text:style-name="T242">    </text:span><text:span text:style-name="T243">watch</text:span><text:span text:style-name="T244">([</text:span><text:span text:style-name="T245">'src/scss/**/*.scss'</text:span><text:span text:style-name="T246">],</text:span><text:span text:style-name="T247"> </text:span><text:span text:style-name="T248">serie</text:span><text:span text:style-name="T249">(scss,</text:span><text:span text:style-name="T250"> </text:span><text:span text:style-name="T251">syncReload))</text:span><text:span text:style-name="T252">;</text:span></text:p>
      <text:p text:style-name="P253">}</text:p>
      <text:p text:style-name="P254"/>
      <text:p text:style-name="P255"><text:span text:style-name="T256">exports</text:span><text:span text:style-name="T257">.default</text:span><text:span text:style-name="T258"> </text:span><text:span text:style-name="T259">=</text:span><text:span text:style-name="T260"> </text:span><text:span text:style-name="T261">series</text:span><text:span text:style-name="T262">(</text:span></text:p>
      <text:p text:style-name="P263"><text:span text:style-name="T264">    </text:span><text:span text:style-name="T265">scss,</text:span></text:p>
      <text:p text:style-name="P266"><text:span text:style-name="T267">    </text:span><text:span text:style-name="T268">browsersync,</text:span></text:p>
      <text:p text:style-name="P269"><text:span text:style-name="T270">    </text:span><text:span text:style-name="T271">watch</text:span></text:p>
      <text:p text:style-name="P272"><text:span text:style-name="T273">)</text:span><text:span text:style-name="T274">;</text:span></text:p>
      <text:p text:style-name="P27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ira Sans" svg:font-family="Fira Sans" style:font-family-generic="system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zh" style:country-asian="CN" style:language-complex="hi" style:country-complex="IN" style:text-combine="none" fo:hyphenate="true"/>
    </style:default-style>
    <style:style style:name="Kop2" style:display-name="Kop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ovo</dc:creator>
    <meta:creation-date>2021-03-12T10:09:00Z</meta:creation-date>
    <dc:date>2021-03-12T11:10:00Z</dc:date>
    <meta:template xlink:href="Normal.dotm" xlink:type="simple"/>
    <meta:editing-cycles>4</meta:editing-cycles>
    <meta:editing-duration>PT6900S</meta:editing-duration>
    <meta:document-statistic meta:page-count="2" meta:paragraph-count="3" meta:word-count="290" meta:character-count="1883" meta:row-count="13" meta:non-whitespace-character-count="1596"/>
  </office:meta>
</office:document-meta>
</file>